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 manifest:media-type=""/>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5fb02"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25fb02"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5fb02" style:font-size-asian="12.25pt" style:font-style-asian="normal" style:font-weight-asian="normal" style:font-size-complex="14pt"/>
    </style:style>
    <style:style style:name="P1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25fb02" style:font-size-asian="12.25pt" style:font-style-asian="normal" style:font-weight-asian="normal" style:font-size-complex="14pt"/>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1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15"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6"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7"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8"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9"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20"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21"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22"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23"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2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25"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6"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8"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2ebec" officeooo:paragraph-rsid="0023c2af" style:font-size-asian="14pt" style:font-size-complex="14pt"/>
    </style:style>
    <style:style style:name="P29"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30"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3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32" style:family="paragraph" style:parent-style-name="Text_20_body">
      <style:paragraph-properties fo:text-align="justify" style:justify-single-word="false"/>
      <style:text-properties style:font-name="Times New Roman" fo:font-size="14pt" fo:font-weight="bold" officeooo:rsid="001809b7" officeooo:paragraph-rsid="0016ffaa"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style:font-name="Times New Roman" fo:font-size="14pt" fo:font-weight="bold" officeooo:rsid="001809b7" officeooo:paragraph-rsid="001809b7"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35"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style:font-name="Times New Roman" fo:font-size="14pt" fo:font-weight="bold" officeooo:rsid="001cb286" officeooo:paragraph-rsid="001de9cc" style:font-size-asian="14pt" style:font-weight-asian="bold" style:font-size-complex="14pt" style:font-weight-complex="bold"/>
    </style:style>
    <style:style style:name="P36"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3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3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39" style:family="paragraph" style:parent-style-name="Text_20_body">
      <style:paragraph-properties fo:text-align="justify" style:justify-single-word="false"/>
      <style:text-properties style:font-name="Times New Roman" fo:font-size="8pt" officeooo:rsid="0016ffaa" officeooo:paragraph-rsid="0016ffaa" style:font-size-asian="7pt" style:font-size-complex="8pt"/>
    </style:style>
    <style:style style:name="P40"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41" style:family="paragraph" style:parent-style-name="Text_20_body">
      <style:paragraph-properties fo:text-align="center" style:justify-single-word="false"/>
      <style:text-properties style:font-name="Times New Roman" fo:font-size="8pt" officeooo:rsid="0012c21c" officeooo:paragraph-rsid="0012d0eb" style:font-size-asian="7pt" style:font-size-complex="8pt"/>
    </style:style>
    <style:style style:name="P4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43"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44"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45"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46" style:family="paragraph" style:parent-style-name="Text_20_body">
      <style:paragraph-properties fo:text-align="justify" style:justify-single-word="false"/>
      <style:text-properties style:font-name="Times New Roman" fo:font-size="8pt" officeooo:rsid="00213ed8" officeooo:paragraph-rsid="00213ed8" style:font-size-asian="7pt" style:font-size-complex="8pt"/>
    </style:style>
    <style:style style:name="P4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8pt" officeooo:rsid="000fbbcc" officeooo:paragraph-rsid="000dd82a" style:font-size-asian="7pt" style:font-size-complex="8pt"/>
    </style:style>
    <style:style style:name="P4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8pt" officeooo:rsid="0022ebec" officeooo:paragraph-rsid="0022ebec" style:font-size-asian="7pt" style:font-size-complex="8pt"/>
    </style:style>
    <style:style style:name="P4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8pt" officeooo:rsid="0022ebec" officeooo:paragraph-rsid="0022ebec" style:font-size-asian="7pt" style:font-size-complex="8pt"/>
    </style:style>
    <style:style style:name="P50"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51"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5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53"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5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25fb02" style:font-size-asian="7pt" style:font-style-asian="normal" style:font-weight-asian="normal" style:font-size-complex="8pt"/>
    </style:style>
    <style:style style:name="P5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56" style:family="paragraph" style:parent-style-name="Text_20_body">
      <style:paragraph-properties fo:text-align="center" style:justify-single-word="false"/>
      <style:text-properties style:font-name="Times New Roman" fo:font-size="9pt" officeooo:rsid="00154bc8" officeooo:paragraph-rsid="00154bc8" style:font-size-asian="7.84999990463257pt" style:font-size-complex="9pt"/>
    </style:style>
    <style:style style:name="P57" style:family="paragraph" style:parent-style-name="Text_20_body">
      <style:paragraph-properties fo:text-align="justify" style:justify-single-word="false"/>
      <style:text-properties officeooo:rsid="000dd82a" officeooo:paragraph-rsid="000dd82a"/>
    </style:style>
    <style:style style:name="P58" style:family="paragraph" style:parent-style-name="Text_20_body">
      <style:paragraph-properties fo:text-align="justify" style:justify-single-word="false"/>
      <style:text-properties officeooo:paragraph-rsid="0012d0eb"/>
    </style:style>
    <style:style style:name="P59" style:family="paragraph" style:parent-style-name="Text_20_body">
      <style:paragraph-properties fo:text-align="justify" style:justify-single-word="false"/>
      <style:text-properties officeooo:rsid="0016ffaa" officeooo:paragraph-rsid="0016ffaa"/>
    </style:style>
    <style:style style:name="P60" style:family="paragraph" style:parent-style-name="Text_20_body">
      <style:paragraph-properties fo:text-align="justify" style:justify-single-word="false"/>
      <style:text-properties officeooo:rsid="0016ffaa" officeooo:paragraph-rsid="00188342"/>
    </style:style>
    <style:style style:name="P61" style:family="paragraph" style:parent-style-name="Text_20_body">
      <style:paragraph-properties fo:text-align="justify" style:justify-single-word="false"/>
      <style:text-properties officeooo:rsid="0016ffaa" officeooo:paragraph-rsid="001cb286"/>
    </style:style>
    <style:style style:name="P62" style:family="paragraph" style:parent-style-name="Text_20_body">
      <style:paragraph-properties fo:text-align="center" style:justify-single-word="false"/>
      <style:text-properties officeooo:rsid="0016ffaa" officeooo:paragraph-rsid="001cb286"/>
    </style:style>
    <style:style style:name="P63"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64"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65"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66"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officeooo:rsid="0023c2af" officeooo:paragraph-rsid="0023c2af"/>
    </style:style>
    <style:style style:name="P6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68" style:family="paragraph" style:parent-style-name="Heading_20_1">
      <style:paragraph-properties fo:text-align="center" style:justify-single-word="false"/>
      <style:text-properties officeooo:paragraph-rsid="000dd82a"/>
    </style:style>
    <style:style style:name="P69" style:family="paragraph" style:parent-style-name="Heading_20_1">
      <style:paragraph-properties fo:text-align="center" style:justify-single-word="false" fo:break-before="page"/>
      <style:text-properties style:font-name="Times New Roman" fo:font-size="14pt" officeooo:rsid="0012c21c" officeooo:paragraph-rsid="0012c21c" style:font-size-asian="14pt" style:font-size-complex="14pt"/>
    </style:style>
    <style:style style:name="P70"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71"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72"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73"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74"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75"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76"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77"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78"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8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8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8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8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8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89"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90"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1"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9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9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95" style:family="paragraph" style:parent-style-name="Text_20_body" style:list-style-name="L1">
      <style:paragraph-properties fo:text-align="justify" style:justify-single-word="false"/>
      <style:text-properties officeooo:rsid="001354ff" officeooo:paragraph-rsid="001354ff"/>
    </style:style>
    <style:style style:name="P96"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97"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style:font-size-asian="14pt" style:font-style-asian="normal" style:font-weight-asian="normal"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text-position="super 58%" style:font-name="Times New Roman" fo:font-size="14pt" officeooo:rsid="0012c21c" style:font-size-asian="14pt" style:font-size-complex="14pt"/>
    </style:style>
    <style:style style:name="T20" style:family="text">
      <style:text-properties officeooo:rsid="0012d0eb"/>
    </style:style>
    <style:style style:name="T21" style:family="text">
      <style:text-properties officeooo:rsid="001354ff"/>
    </style:style>
    <style:style style:name="T22" style:family="text">
      <style:text-properties officeooo:rsid="001fd677"/>
    </style:style>
    <style:style style:name="T23" style:family="text">
      <style:text-properties officeooo:rsid="00201c52"/>
    </style:style>
    <style:style style:name="T24" style:family="text">
      <style:text-properties officeooo:rsid="002097c6"/>
    </style:style>
    <style:style style:name="T25" style:family="text">
      <style:text-properties officeooo:rsid="00213ed8"/>
    </style:style>
    <style:style style:name="T26" style:family="text">
      <style:text-properties officeooo:rsid="0022ebec"/>
    </style:style>
    <style:style style:name="T27" style:family="text">
      <style:text-properties officeooo:rsid="00235bf6"/>
    </style:style>
    <style:style style:name="T28" style:family="text">
      <style:text-properties officeooo:rsid="0023c2af"/>
    </style:style>
    <style:style style:name="T29" style:family="text">
      <style:text-properties officeooo:rsid="00259f32"/>
    </style:style>
    <style:style style:name="T30" style:family="text">
      <style:text-properties officeooo:rsid="0025fb02"/>
    </style:style>
    <style:style style:name="T31" style:family="text">
      <style:text-properties officeooo:rsid="00292379"/>
    </style:style>
    <style:style style:name="T32" style:family="text">
      <style:text-properties fo:font-weight="normal" style:font-weight-asian="normal" style:font-weight-complex="normal"/>
    </style:style>
    <style:style style:name="T33" style:family="text">
      <style:text-properties fo:font-weight="normal" officeooo:rsid="00292379" style:font-weight-asian="normal" style:font-weight-complex="normal"/>
    </style:style>
    <style:style style:name="T34" style:family="text">
      <style:text-properties fo:font-weight="normal" officeooo:rsid="002a1d5d" style:font-weight-asian="normal" style:font-weight-complex="normal"/>
    </style:style>
    <style:style style:name="T35" style:family="text">
      <style:text-properties fo:font-weight="normal" officeooo:rsid="002a7b3b" style:font-weight-asian="normal" style:font-weight-complex="normal"/>
    </style:style>
    <style:style style:name="T36" style:family="text">
      <style:text-properties fo:font-weight="normal" officeooo:rsid="002c6cc3" style:font-weight-asian="normal" style:font-weight-complex="normal"/>
    </style:style>
    <style:style style:name="T37" style:family="text">
      <style:text-properties fo:language="en" fo:country="US" fo:font-weight="normal" officeooo:rsid="002a7b3b" style:font-weight-asian="normal" style:font-weight-complex="normal"/>
    </style:style>
    <style:style style:name="T38" style:family="text">
      <style:text-properties officeooo:rsid="002c9d2b"/>
    </style:style>
    <style:style style:name="T39" style:family="text">
      <style:text-properties officeooo:rsid="00300160"/>
    </style:style>
    <style:style style:name="T40" style:family="text">
      <style:text-properties officeooo:rsid="003005a1"/>
    </style:style>
    <style:style style:name="T41" style:family="text">
      <style:text-properties officeooo:rsid="003350f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68" text:outline-level="1"><text:tab/><text:span text:style-name="T1">Введение</text:span></text:h>
      <text:p text:style-name="P21"><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37"/>
      <text:p text:style-name="P57"><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57"><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38"/>
      <text:p text:style-name="P79"><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79"/>
      <text:p text:style-name="P89"><text:soft-page-break/>Выбор языка реализации</text:p>
      <text:p text:style-name="P90"><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91">Производительность и Контроль Над Памятью</text:p>
          <text:p text:style-name="P91">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91">Близость к Аппаратному Обеспечению</text:p>
          <text:p text:style-name="P91">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91">Многопоточность</text:p>
          <text:p text:style-name="P91">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91">Портируемость</text:p>
          <text:p text:style-name="P91">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h text:style-name="P69" text:outline-level="1">Обзор метода трассировки лучей</text:h>
      <text:p text:style-name="P16"><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58"><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19"><text:note text:id="ftn1" text:note-class="footnote"><text:note-citation>1</text:note-citation><text:note-body><text:p text:style-name="P2"><text:s/>Terrence Masson: CG 101: A Computer Graphics Industry Reference, 2007.- <text:span text:style-name="T20">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0">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0">С</text:span>. 267.</text:p></text:note-body></text:note></text:span><text:span text:style-name="T4"> опубликовавших в конце 1960-х годов алгоритм.</text:span><text:span text:style-name="T19">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7"><text:tab/>Базовый принцип работы алгоритма заключается в точном моделировании поведения света путем трассировки путей, которые лучи 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71">Выпускание лучей</text:p>
          <text:p text:style-name="P72">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1">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71">Определение пересечения</text:p>
          <text:p text:style-name="P71">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73">Расчет освещенности</text:p>
          <text:p text:style-name="P95"><text:soft-page-break/><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71">Визуализация</text:p>
          <text:p text:style-name="P74">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39"/>
      <text:p text:style-name="P18"><draw:frame draw:style-name="fr2" draw:name="Врезка1" text:anchor-type="as-char" svg:width="9.924cm" draw:z-index="0"><draw:text-box fo:min-height="6.604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p text:style-name="P56"/>
      <text:p text:style-name="P20"><text:tab/>Работа алгоритма продемонстрированная на рисунке 1. </text:p>
      <text:h text:style-name="P70" text:outline-level="2">Преимущества и недостатки алгоритма</text:h>
      <text:p text:style-name="P20"><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9"><text:soft-page-break/><text:tab/>К положительным сторонам относятся:</text:p>
      <text:list xml:id="list1155662333" text:style-name="L2">
        <text:list-item>
          <text:p text:style-name="P75">Реалистичные изображения</text:p>
          <text:p text:style-name="P76">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76">Универсальность</text:p>
          <text:p text:style-name="P76">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76">Параллелизм</text:p>
          <text:p text:style-name="P76">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59"><text:span text:style-name="T1"><text:tab/></text:span><text:span text:style-name="T6">К недостаткам относятся:</text:span></text:p>
      <text:list xml:id="list4066655394" text:style-name="L3">
        <text:list-item>
          <text:p text:style-name="P77">Высокая вычислительная сложность</text:p>
          <text:p text:style-name="P77">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78">Сложность в оптимизации</text:p>
          <text:p text:style-name="P77">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32"/>
      <text:p text:style-name="P32"/>
      <text:p text:style-name="P33"/>
      <text:p text:style-name="P34"><text:soft-page-break/>Векторная математика, необходимая для понимания работы алгоритма</text:p>
      <text:p text:style-name="P59"><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45"/>
      <text:p text:style-name="P59"><text:span text:style-name="T7"><text:tab/></text:span><text:span text:style-name="T8">Лучи задаются в векторной форме как</text:span><text:span text:style-name="T8"><draw:frame draw:style-name="fr7"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7"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7"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50"/>
      <text:p text:style-name="P60"><text:span text:style-name="T8"><text:tab/>Простейший объект сцены: сфера. Её уравнение в векторной форме задается следующим образом: </text:span><text:span text:style-name="T1"><draw:frame draw:style-name="fr7"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7"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7"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51"/>
      <text:p text:style-name="P61"><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7"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43"/>
      <text:p text:style-name="P62"><text:span text:style-name="T9"><text:s/></text:span><draw:frame draw:style-name="fr7"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22"><draw:frame draw:style-name="fr7"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44"/>
      <text:p text:style-name="P61"><text:span text:style-name="T8"><text:tab/></text:span><text:span text:style-name="T10">Раскрыв скобки получим</text:span></text:p>
      <text:p text:style-name="P43"/>
      <text:p text:style-name="P22"><draw:frame draw:style-name="fr7"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44"/>
      <text:p text:style-name="P63"><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7"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7"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7"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35"/>
      <text:p text:style-name="P65"><text:soft-page-break/><text:span text:style-name="T10">В</text:span><text:span text:style-name="T1">ычисление отражен</text:span><text:span text:style-name="T12">ия и преломления</text:span></text:p>
      <text:p text:style-name="P64"><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7"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52"/>
      <text:p text:style-name="P30"><draw:frame draw:style-name="fr2" draw:name="Врезка2" text:anchor-type="as-char" svg:width="12.7cm" draw:z-index="16"><draw:text-box fo:min-height="7.14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42"/>
      <text:p text:style-name="P23"><text:tab/><text:span text:style-name="T22">При вычислении отражения будем опираться </text:span><text:span text:style-name="T23">на </text:span><text:span text:style-name="T22">одноименный закон, гласящий что угол падения луча равен углу его отражения (рисунок 3). </text:span><text:span text:style-name="T23">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9"><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36"><text:soft-page-break/><text:tab/><text:span text:style-name="T24">Перейдем к вычислению: </text:span></text:p>
      <text:p text:style-name="P15"><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7"><text:tab/><text:span text:style-name="T25">Пусть </text:span><text:span text:style-name="T25"><draw:frame draw:style-name="fr7"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5"><text:s/>— луч, падающий на поверхность объекта и </text:span><text:span text:style-name="T25"><draw:frame draw:style-name="fr7"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5"><text:s/>— нормаль к поверхности, имеющий длину равную единице. Обратив внимание на построение на рисунке 4 можно определить вектор</text:span><text:span text:style-name="T25"><draw:frame draw:style-name="fr7"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5">: </text:span></text:p>
      <text:p text:style-name="P40"/>
      <text:p text:style-name="P15"><draw:frame draw:style-name="fr7"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41"/>
      <text:p text:style-name="P25"><text:tab/>тогда <text:span text:style-name="T26">отраженный можно получить так:</text:span></text:p>
      <text:p text:style-name="P46"/>
      <text:p text:style-name="P24"><text:tab/><draw:frame draw:style-name="fr7"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47"/>
      <text:p text:style-name="P27"><text:tab/>Перейдем к вычислениям преломленного луча. Для этого <text:span text:style-name="T27">применим закон Снеллиуса, </text:span><text:span text:style-name="T28">известный ещё из курса элементарной оптики.</text:span><text:span text:style-name="T27"> </text:span><text:span text:style-name="T28">Он о</text:span><text:span text:style-name="T27">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49"/>
      <text:p text:style-name="P26"><draw:frame draw:style-name="fr7"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48"/>
      <text:p text:style-name="P28"><text:tab/></text:p>
      <text:p text:style-name="P31"><text:soft-page-break/>где </text:p>
      <text:list xml:id="list263036637" text:style-name="L4">
        <text:list-item>
          <text:p text:style-name="P96"><text:span text:style-name="T14"><draw:frame draw:style-name="fr7"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96"><draw:frame draw:style-name="fr7"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96"><text:span text:style-name="T14"><draw:frame draw:style-name="fr7"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96"><text:span text:style-name="T14"><draw:frame draw:style-name="fr7"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66"><text:span text:style-name="T14">Р</text:span><text:span text:style-name="T13">абота закона продемонстрирована на рисунке 5.</text:span></text:p>
      <text:p text:style-name="P53"/>
      <text:p text:style-name="P6"><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55"/>
      <text:p text:style-name="P8"><text:span text:style-name="T29"><text:tab/>Перейдем к выводу вектора преломления: </text:span><text:span text:style-name="T30">применив закон </text:span><text:span text:style-name="T27">Снеллиуса </text:span><text:span text:style-name="T30">получим:</text:span></text:p>
      <text:p text:style-name="P54"/>
      <text:p text:style-name="P7"><text:soft-page-break/><draw:frame draw:style-name="fr7" draw:name="Объект25" text:anchor-type="as-char" svg:y="-0.683cm" svg:width="5.868cm" svg:height="1.124cm" draw:z-index="34"><draw:object xlink:href="./Object 25" xlink:type="simple" xlink:show="embed" xlink:actuate="onLoad"/><draw:image xlink:href="./ObjectReplacements/Object 25" xlink:type="simple" xlink:show="embed" xlink:actuate="onLoad"/></draw:frame></text:p>
      <text:p text:style-name="P10"><draw:frame draw:style-name="fr7" draw:name="Объект26" text:anchor-type="as-char" svg:y="-0.845cm" svg:width="7.689cm" svg:height="1.286cm" draw:z-index="35"><draw:object xlink:href="./Object 26" xlink:type="simple" xlink:show="embed" xlink:actuate="onLoad"/><draw:image xlink:href="./ObjectReplacements/Object 26" xlink:type="simple" xlink:show="embed" xlink:actuate="onLoad"/></draw:frame></text:p>
      <text:p text:style-name="P10"><draw:frame draw:style-name="fr7" draw:name="Объект27" text:anchor-type="as-char" svg:y="-0.683cm" svg:width="5.272cm" svg:height="1.124cm" draw:z-index="36"><draw:object xlink:href="./Object 27" xlink:type="simple" xlink:show="embed" xlink:actuate="onLoad"/><draw:image xlink:href="./ObjectReplacements/Object 27" xlink:type="simple" xlink:show="embed" xlink:actuate="onLoad"/></draw:frame></text:p>
      <text:p text:style-name="P11"><text:tab/><text:span text:style-name="T30">Вид формулы можно упростить задав</text:span><text:span text:style-name="T30"><draw:frame draw:style-name="fr7" draw:name="Объект28" text:anchor-type="as-char" svg:y="-0.377cm" svg:width="1.693cm" svg:height="0.467cm" draw:z-index="37"><draw:object xlink:href="./Object 28" xlink:type="simple" xlink:show="embed" xlink:actuate="onLoad"/><draw:image xlink:href="./ObjectReplacements/Object 28" xlink:type="simple" xlink:show="embed" xlink:actuate="onLoad"/></draw:frame></text:span><text:span text:style-name="T30">и </text:span><text:span text:style-name="T30"><draw:frame draw:style-name="fr7" draw:name="Объект30" text:anchor-type="as-char" svg:y="-0.683cm" svg:width="1.178cm" svg:height="1.124cm" draw:z-index="39"><draw:object xlink:href="./Object 30" xlink:type="simple" xlink:show="embed" xlink:actuate="onLoad"/><draw:image xlink:href="./ObjectReplacements/Object 30" xlink:type="simple" xlink:show="embed" xlink:actuate="onLoad"/></draw:frame></text:span><text:span text:style-name="T30"><text:s/>получая</text:span></text:p>
      <text:p text:style-name="P10"><draw:frame draw:style-name="fr7" draw:name="Объект29" text:anchor-type="as-char" svg:y="-0.48cm" svg:width="5.373cm" svg:height="0.601cm" draw:z-index="38"><draw:object xlink:href="./Object 29" xlink:type="simple" xlink:show="embed" xlink:actuate="onLoad"/><draw:image xlink:href="./ObjectReplacements/Object 29" xlink:type="simple" xlink:show="embed" xlink:actuate="onLoad"/></draw:frame></text:p>
      <text:p text:style-name="P12">Материалы <text:span text:style-name="T31">поверхностей</text:span></text:p>
      <text:p text:style-name="P9"><text:tab/><text:span text:style-name="T31">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text:span></text:p>
      <text:p text:style-name="P80"><text:span text:style-name="T38">М</text:span>атериал<text:span text:style-name="T38">ы с</text:span><text:span text:style-name="T32"> </text:span><text:span text:style-name="T38">д</text:span>иффузн<text:span text:style-name="T38">ым</text:span> отражение<text:span text:style-name="T38">м</text:span></text:p>
      <text:p text:style-name="P13"><text:tab/><text:span text:style-name="T33">Феномен диффузного отражения возникает </text:span><text:span text:style-name="T34">если</text:span><text:span text:style-name="T33"> неровности поверхности объекта имеют порядок длины волны (или превышают её) и расположены беспорядочно. </text:span><text:span text:style-name="T34">Работа диффузного отражения продемонстрирована на рисунке 6.</text:span></text:p>
      <text:p text:style-name="P83"><draw:frame draw:style-name="fr2" draw:name="Врезка6" text:anchor-type="as-char" svg:width="6.424cm" draw:z-index="40"><draw:text-box fo:min-height="9.045cm"><text:p text:style-name="P3"><draw:frame draw:style-name="fr4" draw:name="Изображение5" text:anchor-type="paragraph" svg:width="5.872cm" style:rel-width="91%" svg:height="8.267cm" style:rel-height="scale" draw:z-index="41"><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67"><text:soft-page-break/><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7" draw:name="Объект31" text:anchor-type="as-char" svg:y="-0.377cm" svg:width="0.402cm" svg:height="0.467cm" draw:z-index="43"><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37">θ</text:span><text:span text:style-name="T17">, становится равной нулю в касательных к поверхности направлениях (рису</text:span><text:span text:style-name="T18">н</text:span><text:span text:style-name="T17">ок 7):</text:span></text:p>
      <text:p text:style-name="P84"><draw:frame draw:style-name="fr7" draw:name="Объект32" text:anchor-type="as-char" svg:y="-0.377cm" svg:width="1.967cm" svg:height="0.531cm" draw:z-index="42"><draw:object xlink:href="./Object 32" xlink:type="simple" xlink:show="embed" xlink:actuate="onLoad"/><draw:image xlink:href="./ObjectReplacements/Object 32" xlink:type="simple" xlink:show="embed" xlink:actuate="onLoad"/></draw:frame></text:p>
      <text:p text:style-name="P92"/>
      <text:p text:style-name="P84"><draw:frame draw:style-name="fr2" draw:name="Врезка7" text:anchor-type="as-char" svg:width="9.483cm" draw:z-index="44"><draw:text-box fo:min-height="7.906cm"><text:p text:style-name="P3"><draw:frame draw:style-name="fr4" draw:name="Изображение7" text:anchor-type="paragraph" svg:width="9.483cm" style:rel-width="100%" svg:height="7.906cm" style:rel-height="scale" draw:z-index="45"><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92"/>
      <text:p text:style-name="P14"><text:span text:style-name="T35"><text:tab/>Н</text:span><text:span text:style-name="T36">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85"><draw:frame draw:style-name="fr2" draw:name="Врезка8" text:anchor-type="as-char" svg:width="7.682cm" draw:z-index="46"><draw:text-box fo:min-height="6.396cm"><text:p text:style-name="P4"><draw:frame draw:style-name="fr4" draw:name="Изображение8" text:anchor-type="paragraph" svg:width="8.116cm" style:rel-width="100%" svg:height="5.637cm" style:rel-height="scale" draw:z-index="47"><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81"><text:soft-page-break/>Металлы</text:p>
      <text:p text:style-name="P87"><text:tab/>Металлические поверхности обладают зеркальным отражением. Но <text:span text:style-name="T39">нельзя забывать про неровности поверхности</text:span>. Можно ввести компоненту <draw:frame draw:style-name="fr6" draw:name="Объект33" text:anchor-type="as-char" svg:y="-0.377cm" svg:width="0.404cm" svg:height="0.467cm" draw:z-index="48"><draw:object xlink:href="./Object 33" xlink:type="simple" xlink:show="embed" xlink:actuate="onLoad"/><draw:image xlink:href="./ObjectReplacements/Object 33" xlink:type="simple" xlink:show="embed" xlink:actuate="onLoad"/></draw:frame>, отвечающую за <text:span text:style-name="T39">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6" draw:name="Объект34" text:anchor-type="as-char" svg:y="-0.377cm" svg:width="0.404cm" svg:height="0.467cm" draw:z-index="49"><draw:object xlink:href="./Object 34" xlink:type="simple" xlink:show="embed" xlink:actuate="onLoad"/><draw:image xlink:href="./ObjectReplacements/Object 34" xlink:type="simple" xlink:show="embed" xlink:actuate="onLoad"/></draw:frame>. Чем выше радиус <text:span text:style-name="T39">такой сферы, тем выше неровности. Отражение продемонстрировано на рисунке 9.</text:span></text:p>
      <text:p text:style-name="P94"/>
      <text:p text:style-name="P86"><text:span text:style-name="T39"><text:s/></text:span><text:span text:style-name="T39"><draw:frame draw:style-name="fr1" draw:name="Врезка9" text:anchor-type="as-char" svg:width="11.113cm" draw:z-index="50"><draw:text-box fo:min-height="8.361cm"><text:p text:style-name="P3"><draw:frame draw:style-name="fr3" draw:name="Изображение9" text:anchor-type="paragraph" svg:width="11.113cm" style:rel-width="100%" svg:height="8.361cm" style:rel-height="scale" draw:z-index="51"><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93"/>
      <text:p text:style-name="P87"><text:tab/><text:span text:style-name="T40">Если же результирующий вектор уйдет под поверхность, то будем считать, что он был ей поглощен. </text:span><text:span text:style-name="T41">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82">Диэлектрики</text:p>
      <text:p text:style-name="P88"><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text:soft-page-break/>одному из этих путей в случайном порядке. Как раз здесь и пригодится закон Снеллиуса, обсуждаемый ране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8T23:55:26.737067255</dc:date>
    <meta:editing-duration>PT1H3M58S</meta:editing-duration>
    <meta:editing-cycles>16</meta:editing-cycles>
    <meta:generator>LibreOffice/7.3.7.2$Linux_X86_64 LibreOffice_project/30$Build-2</meta:generator>
    <meta:document-statistic meta:table-count="0" meta:image-count="9" meta:object-count="34" meta:page-count="13" meta:paragraph-count="108" meta:word-count="1627" meta:character-count="12548" meta:non-whitespace-character-count="10952"/>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6/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7/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8/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29/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